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03fbc2" officeooo:paragraph-rsid="0003fbc2" style:font-weight-asian="bold" style:font-weight-complex="bold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size="14pt" fo:font-weight="bold" officeooo:rsid="0003fbc2" officeooo:paragraph-rsid="0003fbc2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font-weight="normal" officeooo:rsid="0003fbc2" officeooo:paragraph-rsid="0003fbc2" style:font-weight-asian="normal" style:font-weight-complex="normal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03fbc2" officeooo:paragraph-rsid="0003fbc2" style:font-weight-asian="normal" style:font-weight-complex="normal"/>
    </style:style>
    <style:style style:name="P5" style:family="paragraph" style:parent-style-name="Standard" style:list-style-name="L3">
      <style:paragraph-properties fo:line-height="115%" fo:text-align="start" style:justify-single-word="false"/>
      <style:text-properties fo:font-size="14pt" fo:font-weight="normal" officeooo:rsid="0003fbc2" officeooo:paragraph-rsid="0003fbc2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size="20pt" fo:font-weight="bold" officeooo:rsid="0003fbc2" officeooo:paragraph-rsid="0003fbc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ggers</text:p>
      <text:p text:style-name="P6"/>
      <text:p text:style-name="P3">Operação de BD que é chamada automaticamente quando um determinado evento ocorre no banco.</text:p>
      <text:p text:style-name="P3">Ex: pode ser adicionado quando uma linha é adicionada a uma tabela.</text:p>
      <text:p text:style-name="P3"/>
      <text:p text:style-name="P1">Na DDL:<text:span text:style-name="T1"> triggers são acionados por eventos que afetam a estrutura do banco de dados. </text:span></text:p>
      <text:list text:style-name="L1">
        <text:list-item>
          <text:p text:style-name="P2"><text:span text:style-name="T1">Adicionar;</text:span></text:p>
        </text:list-item>
        <text:list-item>
          <text:p text:style-name="P2"><text:span text:style-name="T1">Alterar;</text:span></text:p>
        </text:list-item>
        <text:list-item>
          <text:p text:style-name="P2"><text:span text:style-name="T1">Remover.</text:span></text:p>
        </text:list-item>
      </text:list>
      <text:p text:style-name="P1"><text:span text:style-name="T1"/></text:p>
      <text:p text:style-name="P1">DML: <text:span text:style-name="T1">triggers são os tipos mais comuns.</text:span></text:p>
      <text:p text:style-name="P1"><text:span text:style-name="T1">Declaração de modificação de dados como uma inserção, exclusão ou uma atualização.</text:span></text:p>
      <text:p text:style-name="P1"><text:span text:style-name="T1"/></text:p>
      <text:p text:style-name="P1"><text:span text:style-name="T1">Tipos de Triggers DML : </text:span></text:p>
      <text:p text:style-name="P1"/>
      <text:p text:style-name="P1">For ou After</text:p>
      <text:list text:style-name="L2">
        <text:list-item>
          <text:p text:style-name="P4">Insert</text:p>
        </text:list-item>
        <text:list-item>
          <text:p text:style-name="P4">Update</text:p>
        </text:list-item>
        <text:list-item>
          <text:p text:style-name="P4">Delete</text:p>
        </text:list-item>
      </text:list>
      <text:p text:style-name="P3">Esses tipos são executados inserindo, atualizando ou excluindo alguma coluna.</text:p>
      <text:p text:style-name="P3"/>
      <text:p text:style-name="P1">Instead of</text:p>
      <text:list text:style-name="L3">
        <text:list-item>
          <text:p text:style-name="P5">Insert </text:p>
        </text:list-item>
        <text:list-item>
          <text:p text:style-name="P5">Update</text:p>
        </text:list-item>
        <text:list-item>
          <text:p text:style-name="P5">Delete</text:p>
        </text:list-item>
      </text:list>
      <text:p text:style-name="P3">Os próprios triggers são executados.</text:p>
      <text:p text:style-name="P3"/>
      <text:p text:style-name="P1">Construct Trigger<text:span text:style-name="T1">: permite criar um novo gatilho que é acionado quando um evento de tabela acontec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EX: </text:span></text:p>
      <text:p text:style-name="P1"><text:span text:style-name="T1">CREATE TRIGGER nome_trigger</text:span></text:p>
      <text:p text:style-name="P1"><text:span text:style-name="T1">AFTER INSERT ON usuario_voto</text:span></text:p>
      <text:p text:style-name="P1"><text:span text:style-name="T1">FOR EACH ROW </text:span></text:p>
      <text:p text:style-name="P1"><text:span text:style-name="T1">BEGIN</text:span></text:p>
      <text:p text:style-name="P1"><text:span text:style-name="T1">Aqui é inserido a estrutura do trigger.</text:span></text:p>
      <text:p text:style-name="P1"><text:span text:style-name="T1">END //</text:span></text:p>
      <text:p text:style-name="P1"><text:span text:style-name="T1">delimiter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3:15:58.618000000</meta:creation-date>
    <dc:date>2023-12-04T13:24:49.070000000</dc:date>
    <meta:editing-duration>PT8M54S</meta:editing-duration>
    <meta:editing-cycles>1</meta:editing-cycles>
    <meta:document-statistic meta:table-count="0" meta:image-count="0" meta:object-count="0" meta:page-count="2" meta:paragraph-count="29" meta:word-count="142" meta:character-count="833" meta:non-whitespace-character-count="724"/>
    <meta:generator>LibreOffice/7.6.2.1$Windows_X86_64 LibreOffice_project/56f7684011345957bbf33a7ee678afaf4d2ba333</meta:generator>
  </office:meta>
</office:document-meta>
</file>